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2a6099" draw:marker-start-width="0.321cm" draw:marker-end-width="0.321cm" draw:fill="none" draw:textarea-horizontal-align="justify" draw:textarea-vertical-align="middle" draw:auto-grow-height="false" fo:min-height="0cm" fo:min-width="0cm" fo:padding-top="0.151cm" fo:padding-bottom="0.151cm" fo:padding-left="0.276cm" fo:padding-right="0.276cm"/>
    </style:style>
    <style:style style:name="gr2" style:family="graphic" style:parent-style-name="objectwithoutfill">
      <style:graphic-properties svg:stroke-width="0.053cm" svg:stroke-color="#2a6099" draw:marker-start-width="0.321cm" draw:marker-end-width="0.321cm" draw:fill="none" draw:textarea-vertical-align="middle" fo:padding-top="0.151cm" fo:padding-bottom="0.151cm" fo:padding-left="0.276cm" fo:padding-right="0.276cm"/>
    </style:style>
    <style:style style:name="gr3" style:family="graphic" style:parent-style-name="standard">
      <style:graphic-properties draw:stroke="none" svg:stroke-width="0.053cm" svg:stroke-color="#2a6099" draw:marker-start-width="0.321cm" draw:marker-end-width="0.321cm" draw:fill="none" draw:fill-color="#ffffff" draw:textarea-horizontal-align="left" draw:auto-grow-height="true" draw:auto-grow-width="true" fo:min-height="0.713cm" fo:min-width="0.976cm"/>
      <style:paragraph-properties style:writing-mode="lr-tb"/>
    </style:style>
    <style:style style:name="gr4" style:family="graphic" style:parent-style-name="standard">
      <style:graphic-properties draw:stroke="solid" draw:stroke-dash="Double_20_Dash" svg:stroke-color="#000000" svg:stroke-linecap="butt" draw:fill="none" draw:textarea-horizontal-align="justify" draw:textarea-vertical-align="top" draw:auto-grow-height="false" fo:min-height="17cm" fo:min-width="15.84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3.084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3.524cm"/>
      <style:paragraph-properties style:writing-mode="lr-tb"/>
    </style:style>
    <style:style style:name="gr7" style:family="graphic" style:parent-style-name="standard">
      <style:graphic-properties svg:stroke-width="0.053cm" svg:stroke-color="#2a6099" draw:marker-start-width="0.279cm" draw:marker-end-width="0.279cm" draw:fill="none" draw:textarea-horizontal-align="justify" draw:textarea-vertical-align="middle" draw:auto-grow-height="false" fo:min-height="0.76cm" fo:min-width="2.277cm" fo:padding-top="0.151cm" fo:padding-bottom="0.151cm" fo:padding-left="0.276cm" fo:padding-right="0.276cm"/>
      <style:paragraph-properties style:writing-mode="lr-tb"/>
    </style:style>
    <style:style style:name="gr8" style:family="graphic" style:parent-style-name="objectwithoutfill">
      <style:graphic-properties svg:stroke-width="0.035cm" svg:stroke-color="#2a6099"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2.419cm"/>
      <style:paragraph-properties style:writing-mode="lr-tb"/>
    </style:style>
    <style:style style:name="gr10" style:family="graphic" style:parent-style-name="standard">
      <style:graphic-properties svg:stroke-width="0.053cm" svg:stroke-color="#158466" draw:marker-start-width="0.279cm" draw:marker-end-width="0.279cm" draw:fill="none" draw:textarea-horizontal-align="justify" draw:textarea-vertical-align="middle" draw:auto-grow-height="false" fo:min-height="0.778cm" fo:min-width="2.117cm" fo:padding-top="0.151cm" fo:padding-bottom="0.151cm" fo:padding-left="0.276cm" fo:padding-right="0.276cm" draw:shadow-color="#666666"/>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3.285cm"/>
      <style:paragraph-properties style:writing-mode="lr-tb"/>
    </style:style>
    <style:style style:name="gr12" style:family="graphic" style:parent-style-name="standard">
      <style:graphic-properties svg:stroke-width="0.053cm" svg:stroke-color="#158466" draw:marker-start-width="0.321cm" draw:marker-end-width="0.321cm" draw:fill="none" draw:textarea-horizontal-align="justify" draw:textarea-vertical-align="middle" draw:auto-grow-height="false" fo:min-height="0cm" fo:min-width="0cm" fo:padding-top="0.151cm" fo:padding-bottom="0.151cm" fo:padding-left="0.276cm" fo:padding-right="0.276cm"/>
    </style:style>
    <style:style style:name="gr13" style:family="graphic" style:parent-style-name="objectwithoutfill">
      <style:graphic-properties svg:stroke-width="0.053cm" svg:stroke-color="#158466" draw:marker-start-width="0.321cm" draw:marker-end-width="0.321cm" draw:fill="none" draw:textarea-vertical-align="middle" fo:padding-top="0.151cm" fo:padding-bottom="0.151cm" fo:padding-left="0.276cm" fo:padding-right="0.276cm"/>
    </style:style>
    <style:style style:name="gr14" style:family="graphic" style:parent-style-name="standard">
      <style:graphic-properties draw:stroke="none" svg:stroke-width="0.053cm" svg:stroke-color="#158466" draw:marker-start-width="0.321cm" draw:marker-end-width="0.321cm" draw:fill="none" draw:fill-color="#ffffff" draw:textarea-horizontal-align="left" draw:auto-grow-height="true" draw:auto-grow-width="true" fo:min-height="0.713cm" fo:min-width="0.887cm"/>
      <style:paragraph-properties style:writing-mode="lr-tb"/>
    </style:style>
    <style:style style:name="gr15" style:family="graphic" style:parent-style-name="objectwithoutfill">
      <style:graphic-properties svg:stroke-width="0.053cm" svg:stroke-color="#158466"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svg:stroke-width="0.053cm" svg:stroke-color="#800080" draw:marker-start-width="0.321cm" draw:marker-end-width="0.321cm" draw:fill="none" draw:textarea-horizontal-align="justify" draw:textarea-vertical-align="middle" draw:auto-grow-height="false" fo:min-height="0cm" fo:min-width="0cm" fo:padding-top="0.151cm" fo:padding-bottom="0.151cm" fo:padding-left="0.276cm" fo:padding-right="0.276cm"/>
    </style:style>
    <style:style style:name="gr17" style:family="graphic" style:parent-style-name="objectwithoutfill">
      <style:graphic-properties svg:stroke-width="0.053cm" svg:stroke-color="#800080" draw:marker-start-width="0.321cm" draw:marker-end-width="0.321cm" draw:fill="none" draw:textarea-vertical-align="middle" fo:padding-top="0.151cm" fo:padding-bottom="0.151cm" fo:padding-left="0.276cm" fo:padding-right="0.276cm"/>
    </style:style>
    <style:style style:name="gr18" style:family="graphic" style:parent-style-name="standard">
      <style:graphic-properties draw:stroke="none" svg:stroke-width="0.053cm" svg:stroke-color="#800080" draw:marker-start-width="0.321cm" draw:marker-end-width="0.321cm" draw:fill="none" draw:fill-color="#ffffff" draw:textarea-horizontal-align="left" draw:auto-grow-height="true" draw:auto-grow-width="true" fo:min-height="0.713cm" fo:min-width="0.88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0.323cm"/>
      <style:paragraph-properties style:writing-mode="lr-tb"/>
    </style:style>
    <style:style style:name="gr20" style:family="graphic" style:parent-style-name="standard">
      <style:graphic-properties svg:stroke-color="#ff4000" draw:fill="none" draw:textarea-horizontal-align="justify" draw:textarea-vertical-align="top" draw:auto-grow-height="false" fo:min-height="16cm" fo:min-width="25.25cm"/>
      <style:paragraph-properties style:writing-mode="lr-tb"/>
    </style:style>
    <style:style style:name="gr21" style:family="graphic" style:parent-style-name="standard">
      <style:graphic-properties svg:stroke-color="#666666" draw:fill="none" draw:textarea-horizontal-align="justify" draw:textarea-vertical-align="top" draw:auto-grow-height="false" fo:min-height="1.25cm" fo:min-width="2.75cm"/>
      <style:paragraph-properties style:writing-mode="lr-tb"/>
    </style:style>
    <style:style style:name="gr22" style:family="graphic" style:parent-style-name="standard">
      <style:graphic-properties svg:stroke-color="#666666" draw:fill="none" draw:textarea-horizontal-align="justify" draw:textarea-vertical-align="top" draw:auto-grow-height="false" fo:min-height="1.65cm" fo:min-width="2.75cm"/>
      <style:paragraph-properties style:writing-mode="lr-tb"/>
    </style:style>
    <style:style style:name="gr23" style:family="graphic" style:parent-style-name="objectwithoutfill">
      <style:graphic-properties draw:stroke="dash" draw:stroke-dash="Long_20_Dot" svg:stroke-color="#b2b2b2" svg:stroke-linecap="butt" draw:fill="none" draw:textarea-vertical-align="middle"/>
    </style:style>
    <style:style style:name="gr24" style:family="graphic" style:parent-style-name="standard">
      <style:graphic-properties svg:stroke-width="0.053cm" svg:stroke-color="#158466" draw:marker-start-width="0.279cm" draw:marker-end-width="0.279cm" draw:fill="none" draw:textarea-horizontal-align="justify" draw:textarea-vertical-align="middle" draw:auto-grow-height="false" fo:min-height="0.954cm" fo:min-width="2.295cm" fo:padding-top="0.151cm" fo:padding-bottom="0.151cm" fo:padding-left="0.276cm" fo:padding-right="0.276cm"/>
      <style:paragraph-properties style:writing-mode="lr-tb"/>
    </style:style>
    <style:style style:name="gr25" style:family="graphic" style:parent-style-name="standard">
      <style:graphic-properties svg:stroke-width="0.053cm" svg:stroke-color="#158466" draw:marker-start-width="0.279cm" draw:marker-end-width="0.279cm" draw:fill="none" draw:textarea-horizontal-align="justify" draw:textarea-vertical-align="middle" draw:auto-grow-height="false" fo:min-height="0.76cm" fo:min-width="2.277cm" fo:padding-top="0.151cm" fo:padding-bottom="0.151cm" fo:padding-left="0.276cm" fo:padding-right="0.276cm"/>
      <style:paragraph-properties style:writing-mode="lr-tb"/>
    </style:style>
    <style:style style:name="gr26" style:family="graphic" style:parent-style-name="objectwithoutfill">
      <style:graphic-properties svg:stroke-width="0.035cm" svg:stroke-color="#158466" draw:marker-start-width="0.252cm" draw:marker-end-width="0.252cm" draw:fill="none" draw:textarea-vertical-align="middle" fo:padding-top="0.142cm" fo:padding-bottom="0.142cm" fo:padding-left="0.267cm" fo:padding-right="0.267cm"/>
    </style:style>
    <style:style style:name="gr27" style:family="graphic" style:parent-style-name="standard">
      <style:graphic-properties draw:stroke="none" svg:stroke-color="#000000" draw:fill="none" draw:fill-color="#ffffff" draw:textarea-horizontal-align="left" draw:auto-grow-height="true" draw:auto-grow-width="false" fo:min-height="0.749cm" fo:min-width="0cm"/>
      <style:paragraph-properties style:writing-mode="lr-tb"/>
    </style:style>
    <style:style style:name="gr28" style:family="graphic" style:parent-style-name="standard">
      <style:graphic-properties svg:stroke-width="0.035cm" svg:stroke-color="#ff4000" draw:marker-start-width="0.252cm" draw:marker-end-width="0.252cm" draw:fill="none" draw:textarea-horizontal-align="justify" draw:textarea-vertical-align="middle" draw:auto-grow-height="false" fo:min-height="0.778cm" fo:min-width="2.118cm" fo:padding-top="0.142cm" fo:padding-bottom="0.142cm" fo:padding-left="0.267cm" fo:padding-right="0.267cm"/>
      <style:paragraph-properties style:writing-mode="lr-tb"/>
    </style:style>
    <style:style style:name="gr29" style:family="graphic" style:parent-style-name="standard">
      <style:graphic-properties svg:stroke-width="0.053cm" svg:stroke-color="#158466" draw:marker-start-width="0.279cm" draw:marker-end-width="0.279cm" draw:fill="none" draw:textarea-horizontal-align="justify" draw:textarea-vertical-align="middle" draw:auto-grow-height="false" fo:min-height="0.76cm" fo:min-width="2.1cm" fo:padding-top="0.151cm" fo:padding-bottom="0.151cm" fo:padding-left="0.276cm" fo:padding-right="0.276cm" draw:shadow-color="#666666"/>
      <style:paragraph-properties style:writing-mode="lr-tb"/>
    </style:style>
    <style:style style:name="gr30" style:family="graphic" style:parent-style-name="objectwithoutfill">
      <style:graphic-properties draw:stroke="dash" draw:stroke-dash="Long_20_Dash_20__28_Rounded_29_" svg:stroke-width="0.035cm" svg:stroke-color="#000000" draw:marker-start-width="0.252cm" draw:marker-end="Extrémités_20_de_20_flèche_20_1" draw:marker-end-width="0.252cm" svg:stroke-linecap="round" draw:fill="none" draw:textarea-vertical-align="middle" fo:padding-top="0.142cm" fo:padding-bottom="0.142cm" fo:padding-left="0.267cm" fo:padding-right="0.267cm"/>
    </style:style>
    <style:style style:name="gr31" style:family="graphic" style:parent-style-name="objectwithoutfill">
      <style:graphic-properties svg:stroke-color="#666666"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1.873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cm" fo:min-width="1.873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89cm" fo:min-width="3.285cm"/>
      <style:paragraph-properties style:writing-mode="lr-tb"/>
    </style:style>
    <style:style style:name="gr35" style:family="graphic" style:parent-style-name="standard">
      <style:graphic-properties svg:stroke-width="0.035cm" svg:stroke-color="#ff4000" draw:marker-start-width="0.252cm" draw:marker-end-width="0.252cm" draw:fill="none" draw:textarea-horizontal-align="justify" draw:textarea-vertical-align="middle" draw:auto-grow-height="false" fo:min-height="0.778cm" fo:min-width="1.942cm" fo:padding-top="0.142cm" fo:padding-bottom="0.142cm" fo:padding-left="0.267cm" fo:padding-right="0.267cm" draw:shadow-color="#666666"/>
      <style:paragraph-properties style:writing-mode="lr-tb"/>
    </style:style>
    <style:style style:name="gr36" style:family="graphic" style:parent-style-name="standard">
      <style:graphic-properties svg:stroke-width="0.035cm" svg:stroke-color="#666666" draw:marker-start-width="0.252cm" draw:marker-end-width="0.252cm" draw:fill="none" draw:textarea-horizontal-align="justify" draw:textarea-vertical-align="middle" draw:auto-grow-height="false" fo:min-height="0.812cm" fo:min-width="1.942cm" fo:padding-top="0.142cm" fo:padding-bottom="0.142cm" fo:padding-left="0.267cm" fo:padding-right="0.267cm" draw:shadow-color="#666666"/>
      <style:paragraph-properties style:writing-mode="lr-tb"/>
    </style:style>
    <style:style style:name="gr37" style:family="graphic" style:parent-style-name="objectwithoutfill">
      <style:graphic-properties draw:stroke="dash" draw:stroke-dash="Long_20_Dash_20__28_Rounded_29_" svg:stroke-width="0.035cm" svg:stroke-color="#000000" draw:marker-start="Extrémités_20_de_20_flèche_20_1" draw:marker-start-width="0.252cm" draw:marker-end="" draw:marker-end-width="0.252cm" svg:stroke-linecap="round" draw:fill="none" draw:textarea-vertical-align="middle" fo:padding-top="0.142cm" fo:padding-bottom="0.142cm" fo:padding-left="0.267cm" fo:padding-right="0.267cm"/>
    </style:style>
    <style:style style:name="gr38" style:family="graphic" style:parent-style-name="objectwithoutfill">
      <style:graphic-properties draw:stroke="dash" draw:stroke-dash="Long_20_Dash_20__28_Rounded_29_" svg:stroke-width="0.035cm" svg:stroke-color="#000000" draw:marker-start="" draw:marker-start-width="0.252cm" draw:marker-end="Extrémités_20_de_20_flèche_20_1" draw:marker-end-width="0.252cm" svg:stroke-linecap="round" draw:fill="none" draw:textarea-vertical-align="middle" fo:padding-top="0.142cm" fo:padding-bottom="0.142cm" fo:padding-left="0.267cm" fo:padding-right="0.267cm"/>
    </style:style>
    <style:style style:name="gr39" style:family="graphic" style:parent-style-name="standard">
      <style:graphic-properties draw:stroke="none" svg:stroke-color="#000000" draw:fill="none" draw:fill-color="#ffffff" draw:textarea-horizontal-align="left" draw:auto-grow-height="true" draw:auto-grow-width="true" fo:min-height="0.395cm" fo:min-width="1.623cm"/>
      <style:paragraph-properties style:writing-mode="lr-tb"/>
    </style:style>
    <style:style style:name="gr40" style:family="graphic" style:parent-style-name="standard">
      <style:graphic-properties draw:stroke="dash" draw:stroke-dash="Long_20_Dash_20__28_Rounded_29_" svg:stroke-width="0.035cm" svg:stroke-color="#000000" draw:marker-start="" draw:marker-start-width="0.252cm" draw:marker-end="Extrémités_20_de_20_flèche_20_1" draw:marker-end-width="0.252cm" svg:stroke-linecap="round" draw:textarea-vertical-align="middle" fo:padding-top="0.142cm" fo:padding-bottom="0.142cm" fo:padding-left="0.267cm" fo:padding-right="0.267cm"/>
    </style:style>
    <style:style style:name="gr41" style:family="graphic" style:parent-style-name="standard">
      <style:graphic-properties draw:stroke="dash" draw:stroke-dash="Long_20_Dash_20__28_Rounded_29_" svg:stroke-color="#000000" draw:marker-start="" draw:marker-end="Extrémités_20_de_20_flèche_20_1" svg:stroke-linecap="round" draw:textarea-vertical-align="middle"/>
    </style:style>
    <style:style style:name="gr42" style:family="graphic" style:parent-style-name="standard">
      <style:graphic-properties svg:stroke-width="0.053cm" svg:stroke-color="#800080" draw:marker-start-width="0.279cm" draw:marker-end-width="0.279cm" draw:fill="none" draw:textarea-horizontal-align="justify" draw:textarea-vertical-align="middle" draw:auto-grow-height="false" fo:min-height="0.936cm" fo:min-width="2.277cm" fo:padding-top="0.151cm" fo:padding-bottom="0.151cm" fo:padding-left="0.276cm" fo:padding-right="0.276cm"/>
      <style:paragraph-properties style:writing-mode="lr-tb"/>
    </style:style>
    <style:style style:name="gr43" style:family="graphic" style:parent-style-name="standard">
      <style:graphic-properties svg:stroke-width="0.053cm" svg:stroke-color="#800080" draw:marker-start-width="0.279cm" draw:marker-end-width="0.279cm" draw:fill="none" draw:textarea-horizontal-align="justify" draw:textarea-vertical-align="middle" draw:auto-grow-height="false" fo:min-height="0.76cm" fo:min-width="2.277cm" fo:padding-top="0.151cm" fo:padding-bottom="0.151cm" fo:padding-left="0.276cm" fo:padding-right="0.276cm"/>
      <style:paragraph-properties style:writing-mode="lr-tb"/>
    </style:style>
    <style:style style:name="gr44" style:family="graphic" style:parent-style-name="objectwithoutfill">
      <style:graphic-properties svg:stroke-width="0.035cm" svg:stroke-color="#800080" draw:marker-start-width="0.252cm" draw:marker-end-width="0.252cm" draw:fill="none" draw:textarea-vertical-align="middle" fo:padding-top="0.142cm" fo:padding-bottom="0.142cm" fo:padding-left="0.267cm" fo:padding-right="0.267cm"/>
    </style:style>
    <style:style style:name="gr45" style:family="graphic" style:parent-style-name="standard">
      <style:graphic-properties svg:stroke-width="0.035cm" svg:stroke-color="#666666" draw:marker-start-width="0.252cm" draw:marker-end-width="0.252cm" draw:fill="none" draw:textarea-horizontal-align="justify" draw:textarea-vertical-align="middle" draw:auto-grow-height="false" fo:min-height="0.778cm" fo:min-width="1.942cm" fo:padding-top="0.142cm" fo:padding-bottom="0.142cm" fo:padding-left="0.267cm" fo:padding-right="0.267cm" draw:shadow-color="#666666"/>
      <style:paragraph-properties style:writing-mode="lr-tb"/>
    </style:style>
    <style:style style:name="gr46" style:family="graphic" style:parent-style-name="standard">
      <style:graphic-properties svg:stroke-width="0.035cm" svg:stroke-color="#ff4000" draw:marker-start-width="0.252cm" draw:marker-end-width="0.252cm" draw:fill="none" draw:textarea-horizontal-align="justify" draw:textarea-vertical-align="middle" draw:auto-grow-height="false" fo:min-height="0.778cm" fo:min-width="2.118cm" fo:padding-top="0.142cm" fo:padding-bottom="0.142cm" fo:padding-left="0.267cm" fo:padding-right="0.267cm" draw:shadow-color="#666666"/>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276cm" fo:min-width="1.873cm"/>
      <style:paragraph-properties style:writing-mode="lr-tb"/>
    </style:style>
    <style:style style:name="gr48" style:family="graphic" style:parent-style-name="standard">
      <style:graphic-properties svg:stroke-color="#000000" draw:marker-start="" draw:marker-end="Extrémités_20_de_20_flèche_20_4" draw:textarea-vertical-align="middle"/>
    </style:style>
    <style:style style:name="gr49" style:family="graphic" style:parent-style-name="standard">
      <style:graphic-properties svg:stroke-width="0.053cm" svg:stroke-color="#2a6099" draw:marker-start-width="0.279cm" draw:marker-end-width="0.279cm" draw:fill="none" draw:textarea-horizontal-align="justify" draw:textarea-vertical-align="middle" draw:auto-grow-height="false" fo:min-height="0.936cm" fo:min-width="2.277cm" fo:padding-top="0.151cm" fo:padding-bottom="0.151cm" fo:padding-left="0.276cm" fo:padding-right="0.276cm"/>
      <style:paragraph-properties style:writing-mode="lr-tb"/>
    </style:style>
    <style:style style:name="gr50" style:family="graphic" style:parent-style-name="standard">
      <style:graphic-properties svg:stroke-width="0.035cm" svg:stroke-color="#ff4000" draw:marker-start-width="0.252cm" draw:marker-end-width="0.252cm" draw:fill="none" draw:textarea-horizontal-align="justify" draw:textarea-vertical-align="middle" draw:auto-grow-height="false" fo:min-height="0.778cm" fo:min-width="2.117cm" fo:padding-top="0.142cm" fo:padding-bottom="0.142cm" fo:padding-left="0.267cm" fo:padding-right="0.267cm" draw:shadow-color="#666666"/>
      <style:paragraph-properties style:writing-mode="lr-tb"/>
    </style:style>
    <style:style style:name="P1" style:family="paragraph">
      <loext:graphic-properties draw:fill="none"/>
      <style:paragraph-properties fo:text-align="center"/>
      <style:text-properties fo:font-size="9pt"/>
    </style:style>
    <style:style style:name="P2" style:family="paragraph">
      <style:paragraph-properties fo:text-align="center" style:writing-mode="lr-tb"/>
    </style:style>
    <style:style style:name="P3" style:family="paragraph">
      <loext:graphic-properties draw:fill="none" draw:fill-color="#ffffff"/>
      <style:paragraph-properties fo:text-align="center" style:writing-mode="lr-tb"/>
      <style:text-properties fo:font-size="9pt"/>
    </style:style>
    <style:style style:name="P4" style:family="paragraph">
      <style:paragraph-properties fo:text-align="start" style:writing-mode="lr-tb"/>
      <style:text-properties fo:font-size="10pt" style:font-size-asian="10pt" style:font-size-complex="10pt"/>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draw:fill-color="#ffffff"/>
      <style:paragraph-properties style:writing-mode="lr-tb"/>
      <style:text-properties fo:color="#cccccc" loext:opacity="100%" fo:font-size="10pt" style:font-size-asian="10pt" style:font-size-complex="10pt"/>
    </style:style>
    <style:style style:name="P7" style:family="paragraph">
      <loext:graphic-properties draw:fill="none" draw:fill-color="#ffffff"/>
      <style:paragraph-properties style:writing-mode="lr-tb"/>
      <style:text-properties fo:color="#cccccc" loext:opacity="100%" fo:font-size="10pt"/>
    </style:style>
    <style:style style:name="P8" style:family="paragraph">
      <style:paragraph-properties fo:text-align="center" style:writing-mode="lr-tb"/>
      <style:text-properties fo:font-size="10pt"/>
    </style:style>
    <style:style style:name="P9" style:family="paragraph">
      <loext:graphic-properties draw:fill="none"/>
      <style:paragraph-properties fo:text-align="center" style:writing-mode="lr-tb"/>
      <style:text-properties fo:font-size="10pt"/>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style:paragraph-properties fo:text-align="start" style:writing-mode="lr-tb"/>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cm" fo:margin-bottom="0cm" fo:line-height="100%" fo:text-align="justify" fo:text-indent="0cm" style:writing-mode="lr-tb"/>
    </style:style>
    <style:style style:name="P15" style:family="paragraph">
      <loext:graphic-properties draw:fill="none"/>
      <style:paragraph-properties fo:text-align="center" style:writing-mode="lr-tb"/>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color="#cccccc" loext:opacity="100%" fo:font-size="10pt"/>
    </style:style>
    <style:style style:name="P18" style:family="paragraph">
      <loext:graphic-properties draw:fill="none" draw:fill-color="#ffffff"/>
      <style:paragraph-properties style:writing-mode="lr-tb"/>
      <style:text-properties fo:font-size="7pt" style:font-size-asian="10pt" style:font-size-complex="10pt"/>
    </style:style>
    <style:style style:name="P19" style:family="paragraph">
      <loext:graphic-properties draw:fill="none" draw:fill-color="#ffffff"/>
      <style:paragraph-properties style:writing-mode="lr-tb"/>
      <style:text-properties fo:font-size="18pt"/>
    </style:style>
    <style:style style:name="P20" style:family="paragraph">
      <style:paragraph-properties fo:text-align="start" style:writing-mode="lr-tb"/>
      <style:text-properties fo:font-size="18pt"/>
    </style:style>
    <style:style style:name="P21" style:family="paragraph">
      <style:paragraph-properties fo:margin-left="0cm" fo:margin-right="0cm" fo:margin-top="0cm" fo:margin-bottom="0cm" fo:line-height="100%" fo:text-align="start" fo:text-indent="0cm" style:writing-mode="lr-tb"/>
      <style:text-properties fo:font-size="18pt"/>
    </style:style>
    <style:style style:name="P22" style:family="paragraph">
      <loext:graphic-properties draw:fill="none"/>
      <style:paragraph-properties fo:text-align="start" style:writing-mode="lr-tb"/>
      <style:text-properties fo:font-size="18pt"/>
    </style:style>
    <style:style style:name="P23" style:family="paragraph">
      <loext:graphic-properties draw:fill="none" draw:fill-color="#ffffff"/>
      <style:paragraph-properties style:writing-mode="lr-tb"/>
      <style:text-properties fo:color="#000000" loext:opacity="100%" fo:font-size="7pt" style:font-size-asian="10pt" style:font-size-complex="10pt"/>
    </style:style>
    <style:style style:name="T1" style:family="text">
      <style:text-properties fo:font-size="9pt" fo:font-weight="bold" style:font-weight-asian="bold" style:font-weight-complex="bold"/>
    </style:style>
    <style:style style:name="T2" style:family="text">
      <style:text-properties fo:font-size="9pt"/>
    </style:style>
    <style:style style:name="T3" style:family="text">
      <style:text-properties fo:font-variant="normal" fo:text-transform="none" fo:color="#cccccc" loext:opacity="10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size="10pt" style:font-size-asian="10pt" style:font-size-complex="10pt"/>
    </style:style>
    <style:style style:name="T7" style:family="text">
      <style:text-properties fo:color="#cccccc" loext:opacity="100%" fo:font-size="10pt" style:font-size-asian="10pt" style:font-size-complex="10pt"/>
    </style:style>
    <style:style style:name="T8" style:family="text">
      <style:text-properties fo:color="#cccccc" loext:opacity="100%" fo:font-size="10pt"/>
    </style:style>
    <style:style style:name="T9" style:family="text">
      <style:text-properties fo:font-size="10pt"/>
    </style:style>
    <style:style style:name="T10" style:family="text">
      <style:text-properties fo:color="#ff4000" loext:opacity="100%"/>
    </style:style>
    <style:style style:name="T11" style:family="text">
      <style:text-properties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7pt" style:font-size-asian="10pt" style:font-size-complex="10pt"/>
    </style:style>
    <style:style style:name="T16" style:family="text">
      <style:text-properties fo:font-size="18pt"/>
    </style:style>
    <style:style style:name="T17" style:family="text">
      <style:text-properties fo:color="#ff4000" loext:opacity="100%" fo:font-size="18pt"/>
    </style:style>
    <style:style style:name="T18" style:family="text">
      <style:text-properties fo:font-size="18pt" fo:font-weight="bold" style:font-weight-asian="bold" style:font-weight-complex="bold"/>
    </style:style>
    <style:style style:name="T19" style:family="text">
      <style:text-properties fo:color="#000000" loext:opacity="100%" fo:font-size="7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g xml:id="id1" draw:id="id1">
          <draw:g>
            <draw:custom-shape draw:style-name="gr1" draw:text-style-name="P1" draw:layer="layout" svg:width="0.436cm" svg:height="0.376cm" svg:x="25.72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5.952cm" svg:y1="7.219cm" svg:x2="25.952cm" svg:y2="7.82cm">
              <text:p/>
            </draw:line>
            <draw:g>
              <draw:line draw:style-name="gr2" draw:text-style-name="P1" draw:layer="layout" svg:x1="25.603cm" svg:y1="8.348cm" svg:x2="25.951cm" svg:y2="7.821cm">
                <text:p/>
              </draw:line>
              <draw:line draw:style-name="gr2" draw:text-style-name="P1" draw:layer="layout" svg:x1="26.3cm" svg:y1="8.348cm" svg:x2="25.952cm" svg:y2="7.821cm">
                <text:p/>
              </draw:line>
            </draw:g>
            <draw:line draw:style-name="gr2" draw:text-style-name="P1" draw:layer="layout" svg:x1="25.551cm" svg:y1="7.52cm" svg:x2="26.335cm" svg:y2="7.52cm">
              <text:p/>
            </draw:line>
          </draw:g>
          <draw:frame draw:style-name="gr3" draw:text-style-name="P3" draw:layer="layout" svg:width="1.476cm" svg:height="0.963cm" svg:x="25.25cm" svg:y="8.437cm">
            <draw:text-box>
              <text:p text:style-name="P2"><text:span text:style-name="T1">livreur</text:span></text:p>
              <text:p text:style-name="P2"><text:span text:style-name="T2"/></text:p>
            </draw:text-box>
          </draw:frame>
        </draw:g>
        <draw:custom-shape draw:style-name="gr4" draw:text-style-name="P5" draw:layer="layout" svg:width="16.342cm" svg:height="17.25cm" svg:x="6.879cm" svg:y="1.875cm">
          <text:p text:style-name="P4"><text:span text:style-name="T3">LIMITE SYSTÈME :</text:span><text:span text:style-name="T4"> </text:span><text:span text:style-name="T5">Site de vente en ligne</text:span><text:span text:style-name="T6"> - EXPRESSFOOD</text:span></text:p>
          <draw:enhanced-geometry svg:viewBox="0 0 21600 21600" draw:type="rectangle" draw:enhanced-path="M 0 0 L 21600 0 21600 21600 0 21600 0 0 Z N"/>
        </draw:custom-shape>
        <draw:frame draw:style-name="gr5" draw:text-style-name="P6" draw:layer="layout" svg:width="3.584cm" svg:height="0.645cm" svg:x="1cm" svg:y="1cm">
          <draw:text-box>
            <text:p><text:span text:style-name="T7">ENVIRONNEMENT</text:span></text:p>
          </draw:text-box>
        </draw:frame>
        <draw:frame draw:style-name="gr6" draw:text-style-name="P7" draw:layer="layout" svg:width="4.024cm" svg:height="0.645cm" svg:x="13cm" svg:y="3.5cm">
          <draw:text-box>
            <text:p><text:span text:style-name="T8">CAS D’UTILISATIONS</text:span></text:p>
          </draw:text-box>
        </draw:frame>
        <draw:custom-shape draw:style-name="gr7" draw:text-style-name="P9" xml:id="id2" draw:id="id2" draw:layer="layout" svg:width="4.001cm" svg:height="1.5cm" svg:x="15.25cm" svg:y="8.15cm">
          <text:p text:style-name="P8"><text:span text:style-name="T9">Livrer des comman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0" draw:layer="layout" draw:type="line" svg:x1="25.25cm" svg:y1="8.121cm" svg:x2="19.251cm" svg:y2="8.9cm" draw:start-shape="id1" draw:start-glue-point="3" draw:end-shape="id2" draw:end-glue-point="10" svg:d="M25250 8121l-5999 779" svg:viewBox="0 0 6000 780">
          <text:p/>
        </draw:connector>
        <draw:frame draw:style-name="gr9" draw:text-style-name="P6" draw:layer="layout" svg:width="2.919cm" svg:height="0.645cm" svg:x="1.2cm" svg:y="4.201cm">
          <draw:text-box>
            <text:p><text:span text:style-name="T7">Acteur principal</text:span></text:p>
          </draw:text-box>
        </draw:frame>
        <draw:custom-shape draw:style-name="gr10" draw:text-style-name="P9" xml:id="id4" draw:id="id4" draw:layer="layout" svg:width="3.749cm" svg:height="1.5cm" svg:x="8.751cm" svg:y="10cm">
          <text:p text:style-name="P8"><text:span text:style-name="T9">Commander des produ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3.785cm" svg:height="0.645cm" svg:x="24.45cm" svg:y="4.203cm">
          <draw:text-box>
            <text:p><text:span text:style-name="T7">Acteurs secondaires</text:span></text:p>
          </draw:text-box>
        </draw:frame>
        <draw:g xml:id="id3" draw:id="id3">
          <draw:g>
            <draw:custom-shape draw:style-name="gr12" draw:text-style-name="P1" draw:layer="layout" svg:width="0.436cm" svg:height="0.376cm" svg:x="3.338cm" svg:y="9.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3.565cm" svg:y1="9.819cm" svg:x2="3.565cm" svg:y2="10.42cm">
              <text:p/>
            </draw:line>
            <draw:g>
              <draw:line draw:style-name="gr13" draw:text-style-name="P1" draw:layer="layout" svg:x1="3.216cm" svg:y1="10.948cm" svg:x2="3.564cm" svg:y2="10.421cm">
                <text:p/>
              </draw:line>
              <draw:line draw:style-name="gr13" draw:text-style-name="P1" draw:layer="layout" svg:x1="3.913cm" svg:y1="10.948cm" svg:x2="3.565cm" svg:y2="10.421cm">
                <text:p/>
              </draw:line>
            </draw:g>
            <draw:line draw:style-name="gr13" draw:text-style-name="P1" draw:layer="layout" svg:x1="3.164cm" svg:y1="10.12cm" svg:x2="3.948cm" svg:y2="10.12cm">
              <text:p/>
            </draw:line>
          </draw:g>
          <draw:frame draw:style-name="gr14" draw:text-style-name="P3" draw:layer="layout" svg:width="1.387cm" svg:height="0.963cm" svg:x="2.863cm" svg:y="11.037cm">
            <draw:text-box>
              <text:p text:style-name="P2"><text:span text:style-name="T1">Client</text:span></text:p>
              <text:p text:style-name="P2"><text:span text:style-name="T2"/></text:p>
            </draw:text-box>
          </draw:frame>
        </draw:g>
        <draw:connector draw:style-name="gr15" draw:text-style-name="P10" draw:layer="layout" draw:type="line" svg:x1="4.25cm" svg:y1="10.721cm" svg:x2="8.751cm" svg:y2="10.75cm" draw:start-shape="id3" draw:start-glue-point="1" draw:end-shape="id4" draw:end-glue-point="6" svg:d="M4250 10721l4501 29" svg:viewBox="0 0 4502 30">
          <text:p/>
        </draw:connector>
        <draw:g xml:id="id5" draw:id="id5">
          <draw:g>
            <draw:custom-shape draw:style-name="gr16" draw:text-style-name="P1" draw:layer="layout" svg:width="0.436cm" svg:height="0.376cm" svg:x="25.725cm" svg:y="1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25.952cm" svg:y1="12.519cm" svg:x2="25.952cm" svg:y2="13.12cm">
              <text:p/>
            </draw:line>
            <draw:g>
              <draw:line draw:style-name="gr17" draw:text-style-name="P1" draw:layer="layout" svg:x1="25.603cm" svg:y1="13.648cm" svg:x2="25.951cm" svg:y2="13.121cm">
                <text:p/>
              </draw:line>
              <draw:line draw:style-name="gr17" draw:text-style-name="P1" draw:layer="layout" svg:x1="26.3cm" svg:y1="13.648cm" svg:x2="25.952cm" svg:y2="13.121cm">
                <text:p/>
              </draw:line>
            </draw:g>
            <draw:line draw:style-name="gr17" draw:text-style-name="P1" draw:layer="layout" svg:x1="25.551cm" svg:y1="12.82cm" svg:x2="26.335cm" svg:y2="12.82cm">
              <text:p/>
            </draw:line>
          </draw:g>
          <draw:frame draw:style-name="gr18" draw:text-style-name="P3" draw:layer="layout" svg:width="1.387cm" svg:height="0.963cm" svg:x="25.25cm" svg:y="13.737cm">
            <draw:text-box>
              <text:p text:style-name="P2"><text:span text:style-name="T1">chef</text:span></text:p>
              <text:p text:style-name="P2"><text:span text:style-name="T2"/></text:p>
            </draw:text-box>
          </draw:frame>
        </draw:g>
        <draw:custom-shape draw:style-name="gr7" draw:text-style-name="P9" xml:id="id6" draw:id="id6" draw:layer="layout" svg:width="4.001cm" svg:height="1.5cm" svg:x="15.25cm" svg:y="12.151cm">
          <text:p text:style-name="P8"><text:span text:style-name="T9">Préparer des pla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0" draw:layer="layout" draw:type="line" svg:x1="25.25cm" svg:y1="13.421cm" svg:x2="19.251cm" svg:y2="12.901cm" draw:start-shape="id5" draw:start-glue-point="3" draw:end-shape="id6" draw:end-glue-point="10" svg:d="M25250 13421l-5999-520" svg:viewBox="0 0 6000 521">
          <text:p/>
        </draw:connector>
      </draw:page>
      <draw:page draw:name="page2" draw:style-name="dp1" draw:master-page-name="Standard">
        <draw:frame draw:style-name="gr19" draw:text-style-name="P11" draw:layer="layout" svg:width="10.823cm" svg:height="0.962cm" svg:x="10.5cm" svg:y="1.234cm">
          <draw:text-box>
            <text:p>SCENARIO d’utilisation <text:span text:style-name="T10">Expressfood</text:span></text:p>
          </draw:text-box>
        </draw:frame>
        <draw:custom-shape draw:style-name="gr20" draw:text-style-name="P15" draw:layer="layout" svg:width="25.75cm" svg:height="16.25cm" svg:x="2cm" svg:y="3cm">
          <text:p text:style-name="P12"><text:s/></text:p>
          <text:p text:style-name="P12"><text:span text:style-name="T11">Système :</text:span> <text:span text:style-name="T5">Site de vente en ligne de plats de qualité, à domicile en moins de 20 min.</text:span></text:p>
          <text:p text:style-name="P12"/>
          <text:p text:style-name="P13"><text:span text:style-name="T12">Scénario :</text:span><text:span text:style-name="T13"> Création d’une commande</text:span></text:p>
          <text:p text:style-name="P13"><text:span text:style-name="T13"/></text:p>
          <text:p text:style-name="P13"><text:span text:style-name="T14">Le client affiche la sélection du jour puis sélectionne des produits. Le système ajoute les produits dans un panier, lui affiche la liste des produits sélectionnés et le montant total de la commande. Le client peut ajouter d’autres produits, modifier la quantité ou en supprimer. Le système met a jour le panier. Le client valide le panier. Le système demande une adresse de livraison au client puis les informations de paiement. La transaction est effectuée et le système affiche une page avec les informations de pris en charge de sa commande (livreur, temps estimé avant livraison).</text:span></text:p>
          <text:list text:style-name="L2">
            <text:list-header>
              <text:p text:style-name="P14"><text:span text:style-name="T14"/></text:p>
            </text:list-header>
          </text:list>
          <draw:enhanced-geometry svg:viewBox="0 0 21600 21600" draw:type="rectangle" draw:enhanced-path="M 0 0 L 21600 0 21600 21600 0 21600 0 0 Z N"/>
        </draw:custom-shape>
      </draw:page>
      <draw:page draw:name="page3" draw:style-name="dp1" draw:master-page-name="Standard">
        <draw:g xml:id="id7" draw:id="id7">
          <draw:g>
            <draw:custom-shape draw:style-name="gr12" draw:text-style-name="P1" draw:layer="layout" svg:width="0.436cm" svg:height="0.376cm" svg:x="1.775cm" svg:y="9.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2.002cm" svg:y1="9.598cm" svg:x2="2.002cm" svg:y2="10.199cm">
              <text:p/>
            </draw:line>
            <draw:g>
              <draw:line draw:style-name="gr13" draw:text-style-name="P1" draw:layer="layout" svg:x1="1.653cm" svg:y1="10.727cm" svg:x2="2.001cm" svg:y2="10.2cm">
                <text:p/>
              </draw:line>
              <draw:line draw:style-name="gr13" draw:text-style-name="P1" draw:layer="layout" svg:x1="2.35cm" svg:y1="10.727cm" svg:x2="2.002cm" svg:y2="10.2cm">
                <text:p/>
              </draw:line>
            </draw:g>
            <draw:line draw:style-name="gr13" draw:text-style-name="P1" draw:layer="layout" svg:x1="1.601cm" svg:y1="9.899cm" svg:x2="2.385cm" svg:y2="9.899cm">
              <text:p/>
            </draw:line>
          </draw:g>
          <draw:frame draw:style-name="gr14" draw:text-style-name="P3" draw:layer="layout" svg:width="1.387cm" svg:height="0.963cm" svg:x="1.3cm" svg:y="10.816cm">
            <draw:text-box>
              <text:p text:style-name="P2"><text:span text:style-name="T1">Client</text:span></text:p>
              <text:p text:style-name="P2"><text:span text:style-name="T2"/></text:p>
            </draw:text-box>
          </draw:frame>
        </draw:g>
        <draw:custom-shape draw:style-name="gr4" draw:text-style-name="P5" draw:layer="layout" svg:width="16.342cm" svg:height="17.25cm" svg:x="6.979cm" svg:y="1.875cm">
          <text:p text:style-name="P4"><text:span text:style-name="T3">LIMITE SYSTÈME :</text:span><text:span text:style-name="T4"> </text:span><text:span text:style-name="T5">Site de vente en ligne</text:span><text:span text:style-name="T6"> - EXPRESSFOOD</text:span></text:p>
          <draw:enhanced-geometry svg:viewBox="0 0 21600 21600" draw:type="rectangle" draw:enhanced-path="M 0 0 L 21600 0 21600 21600 0 21600 0 0 Z N"/>
        </draw:custom-shape>
        <draw:custom-shape draw:style-name="gr21" draw:text-style-name="P9" xml:id="id15" draw:id="id15" draw:layer="layout" svg:width="3.25cm" svg:height="1.5cm" svg:x="24.8cm" svg:y="11.95cm">
          <text:p text:style-name="P8"><text:span text:style-name="T9">« system »</text:span></text:p>
          <text:p text:style-name="P8"><text:span text:style-name="T9">Service de géolocalisation</text:span></text:p>
          <draw:enhanced-geometry svg:viewBox="0 0 21600 21600" draw:type="rectangle" draw:enhanced-path="M 0 0 L 21600 0 21600 21600 0 21600 0 0 Z N"/>
        </draw:custom-shape>
        <draw:custom-shape draw:style-name="gr22" draw:text-style-name="P9" xml:id="id16" draw:id="id16" draw:layer="layout" svg:width="3.25cm" svg:height="1.9cm" svg:x="24.8cm" svg:y="14.15cm">
          <text:p text:style-name="P8"><text:span text:style-name="T9">« system »</text:span></text:p>
          <text:p text:style-name="P8"><text:span text:style-name="T9">Service de paiement en ligne</text:span></text:p>
          <draw:enhanced-geometry svg:viewBox="0 0 21600 21600" draw:type="rectangle" draw:enhanced-path="M 0 0 L 21600 0 21600 21600 0 21600 0 0 Z N"/>
        </draw:custom-shape>
        <draw:custom-shape draw:style-name="gr22" draw:text-style-name="P9" xml:id="id18" draw:id="id18" draw:layer="layout" svg:width="3.25cm" svg:height="1.9cm" svg:x="24.8cm" svg:y="16.45cm">
          <text:p text:style-name="P8"><text:span text:style-name="T9">« system »</text:span></text:p>
          <text:p text:style-name="P8"><text:span text:style-name="T9">Service validation commande</text:span></text:p>
          <draw:enhanced-geometry svg:viewBox="0 0 21600 21600" draw:type="rectangle" draw:enhanced-path="M 0 0 L 21600 0 21600 21600 0 21600 0 0 Z N"/>
        </draw:custom-shape>
        <draw:frame draw:style-name="gr5" draw:text-style-name="P6" draw:layer="layout" svg:width="3.584cm" svg:height="0.645cm" svg:x="1cm" svg:y="1cm">
          <draw:text-box>
            <text:p><text:span text:style-name="T7">ENVIRONNEMENT</text:span></text:p>
          </draw:text-box>
        </draw:frame>
        <draw:frame draw:style-name="gr6" draw:text-style-name="P7" draw:layer="layout" svg:width="4.024cm" svg:height="0.645cm" svg:x="7.773cm" svg:y="3.5cm">
          <draw:text-box>
            <text:p><text:span text:style-name="T8">CAS D’UTILISATIONS</text:span></text:p>
          </draw:text-box>
        </draw:frame>
        <draw:line draw:style-name="gr23" draw:text-style-name="P10" draw:layer="layout" svg:x1="12.65cm" svg:y1="3.75cm" svg:x2="12.65cm" svg:y2="18cm">
          <text:p/>
        </draw:line>
        <draw:custom-shape draw:style-name="gr24" draw:text-style-name="P9" xml:id="id8" draw:id="id8" draw:layer="layout" svg:width="4.001cm" svg:height="1.75cm" svg:x="7.3cm" svg:y="5cm">
          <text:p text:style-name="P8"><text:span text:style-name="T9">Afficher les produits proposés ou sélectionné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9" xml:id="id9" draw:id="id9" draw:layer="layout" svg:width="4.001cm" svg:height="1.5cm" svg:x="7.249cm" svg:y="10.55cm">
          <text:p text:style-name="P8"><text:span text:style-name="T9">Commander des produ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9" xml:id="id17" draw:id="id17" draw:layer="layout" svg:width="4.001cm" svg:height="1.5cm" svg:x="7.3cm" svg:y="13.852cm">
          <text:p text:style-name="P8"><text:span text:style-name="T9">Régler sa comman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9" xml:id="id11" draw:id="id11" draw:layer="layout" svg:width="4.001cm" svg:height="1.5cm" svg:x="7.3cm" svg:y="16.653cm">
          <text:p text:style-name="P8"><text:span text:style-name="T9">Valider la livrai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0" draw:layer="layout" draw:type="line" svg:x1="2.687cm" svg:y1="10.5cm" svg:x2="7.3cm" svg:y2="5.875cm" draw:start-shape="id7" draw:start-glue-point="1" draw:end-shape="id8" draw:end-glue-point="6" svg:d="M2687 10500l4613-4625" svg:viewBox="0 0 4614 4626">
          <text:p/>
        </draw:connector>
        <draw:connector draw:style-name="gr26" draw:text-style-name="P10" draw:layer="layout" draw:type="line" svg:x1="2.687cm" svg:y1="10.5cm" svg:x2="7.249cm" svg:y2="11.3cm" draw:start-shape="id7" draw:start-glue-point="1" draw:end-shape="id9" draw:end-glue-point="6" svg:d="M2687 10500l4562 800" svg:viewBox="0 0 4563 801">
          <text:p/>
        </draw:connector>
        <draw:connector draw:style-name="gr26" draw:text-style-name="P10" draw:layer="layout" draw:type="line" svg:x1="2.687cm" svg:y1="10.5cm" svg:x2="7.5cm" svg:y2="7.65cm" draw:start-shape="id7" draw:start-glue-point="1" draw:end-shape="id10" draw:end-glue-point="6" svg:d="M2687 10500l4813-2850" svg:viewBox="0 0 4814 2851">
          <text:p/>
        </draw:connector>
        <draw:connector draw:style-name="gr26" draw:text-style-name="P10" draw:layer="layout" draw:type="line" svg:x1="2.687cm" svg:y1="10.5cm" svg:x2="7.3cm" svg:y2="17.403cm" draw:start-shape="id7" draw:start-glue-point="1" draw:end-shape="id11" draw:end-glue-point="6" svg:d="M2687 10500l4613 6903" svg:viewBox="0 0 4614 6904">
          <text:p/>
        </draw:connector>
        <draw:frame draw:style-name="gr27" draw:text-style-name="P17" draw:layer="layout" svg:width="2.626cm" svg:height="0.999cm" svg:x="14.274cm" svg:y="3.501cm">
          <draw:text-box>
            <text:p text:style-name="P16"><text:span text:style-name="T8"><text:s/></text:span><text:span text:style-name="T8">nécessaires</text:span></text:p>
          </draw:text-box>
        </draw:frame>
        <draw:frame draw:style-name="gr27" draw:text-style-name="P17" draw:layer="layout" svg:width="2.626cm" svg:height="0.999cm" svg:x="19.374cm" svg:y="3.502cm">
          <draw:text-box>
            <text:p text:style-name="P16"><text:span text:style-name="T8"><text:s/></text:span><text:span text:style-name="T8">optionnels</text:span></text:p>
          </draw:text-box>
        </draw:frame>
        <draw:line draw:style-name="gr23" draw:text-style-name="P10" draw:layer="layout" svg:x1="18.25cm" svg:y1="3.75cm" svg:x2="18.25cm" svg:y2="18cm">
          <text:p/>
        </draw:line>
        <draw:custom-shape draw:style-name="gr28" draw:text-style-name="P9" xml:id="id12" draw:id="id12" draw:layer="layout" svg:width="3.748cm" svg:height="1.5cm" svg:x="13.801cm" svg:y="9.502cm">
          <text:p text:style-name="P8"><text:span text:style-name="T9">Constituer un pan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xml:id="id10" draw:id="id10" draw:layer="layout" svg:width="3.75cm" svg:height="1.5cm" svg:x="7.5cm" svg:y="6.9cm">
          <text:p text:style-name="P8"><text:span text:style-name="T9">s’authent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xml:id="id14" draw:id="id14" draw:layer="layout" svg:width="3.748cm" svg:height="1.5cm" svg:x="13.851cm" svg:y="11.901cm">
          <text:p text:style-name="P8"><text:span text:style-name="T9">Renseigner une adres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0" draw:layer="layout" draw:type="line" svg:x1="11.25cm" svg:y1="11.3cm" svg:x2="13.801cm" svg:y2="10.252cm" draw:start-shape="id9" draw:start-glue-point="10" draw:end-shape="id12" draw:end-glue-point="6" svg:d="M11250 11300l2551-1048" svg:viewBox="0 0 2552 1049">
          <text:p/>
        </draw:connector>
        <draw:connector draw:style-name="gr30" draw:text-style-name="P10" draw:layer="layout" draw:type="line" svg:x1="13.95cm" svg:y1="5.25cm" svg:x2="11.301cm" svg:y2="5.875cm" draw:start-shape="id13" draw:start-glue-point="6" draw:end-shape="id8" draw:end-glue-point="10" svg:d="M13950 5250l-2649 625" svg:viewBox="0 0 2650 626">
          <text:p/>
        </draw:connector>
        <draw:connector draw:style-name="gr30" draw:text-style-name="P10" draw:layer="layout" draw:type="line" svg:x1="10.664cm" svg:y1="11.831cm" svg:x2="14.399cm" svg:y2="12.12cm" draw:start-shape="id9" draw:start-glue-point="9" draw:end-shape="id14" draw:end-glue-point="5" svg:d="M10664 11831l3735 289" svg:viewBox="0 0 3736 290">
          <text:p/>
        </draw:connector>
        <draw:connector draw:style-name="gr31" draw:text-style-name="P10" draw:layer="layout" draw:type="line" svg:x1="17.599cm" svg:y1="12.651cm" svg:x2="24.8cm" svg:y2="12.7cm" draw:start-shape="id14" draw:start-glue-point="10" draw:end-shape="id15" draw:end-glue-point="3" svg:d="M17599 12651l7201 49" svg:viewBox="0 0 7202 50">
          <text:p/>
        </draw:connector>
        <draw:connector draw:style-name="gr31" draw:text-style-name="P10" draw:layer="layout" draw:type="line" svg:x1="24.8cm" svg:y1="15.1cm" svg:x2="11.301cm" svg:y2="14.602cm" draw:start-shape="id16" draw:start-glue-point="3" draw:end-shape="id17" draw:end-glue-point="10" svg:d="M24800 15100l-13499-498" svg:viewBox="0 0 13500 499">
          <text:p/>
        </draw:connector>
        <draw:connector draw:style-name="gr31" draw:text-style-name="P10" draw:layer="layout" draw:type="line" svg:x1="24.8cm" svg:y1="17.4cm" svg:x2="11.301cm" svg:y2="17.403cm" draw:start-shape="id18" draw:start-glue-point="3" draw:end-shape="id11" draw:end-glue-point="10" svg:d="M24800 17400l-13499 3" svg:viewBox="0 0 13500 4">
          <text:p/>
        </draw:connector>
        <draw:frame draw:style-name="gr32" draw:text-style-name="P18" draw:layer="layout" svg:width="2.373cm" svg:height="0.645cm" svg:x="9cm" svg:y="9cm">
          <draw:text-box>
            <text:p><text:span text:style-name="T15">« includes »</text:span></text:p>
          </draw:text-box>
        </draw:frame>
        <draw:frame draw:style-name="gr32" draw:text-style-name="P18" draw:layer="layout" svg:width="2.373cm" svg:height="0.645cm" svg:x="11cm" svg:y="9.855cm">
          <draw:text-box>
            <text:p><text:span text:style-name="T15">« includes »</text:span></text:p>
          </draw:text-box>
        </draw:frame>
        <draw:frame draw:style-name="gr33" draw:text-style-name="P18" draw:layer="layout" svg:width="2.373cm" svg:height="0.75cm" svg:x="11.5cm" svg:y="9cm">
          <draw:text-box>
            <text:p><text:span text:style-name="T15">« includes »</text:span></text:p>
          </draw:text-box>
        </draw:frame>
        <draw:frame draw:style-name="gr32" draw:text-style-name="P18" draw:layer="layout" svg:width="2.373cm" svg:height="0.645cm" svg:x="11.627cm" svg:y="5cm">
          <draw:text-box>
            <text:p><text:span text:style-name="T15">« includes »</text:span></text:p>
          </draw:text-box>
        </draw:frame>
        <draw:frame draw:style-name="gr9" draw:text-style-name="P6" draw:layer="layout" svg:width="2.919cm" svg:height="0.645cm" svg:x="1.3cm" svg:y="5.401cm">
          <draw:text-box>
            <text:p><text:span text:style-name="T7">Acteur principal</text:span></text:p>
          </draw:text-box>
        </draw:frame>
        <draw:frame draw:style-name="gr34" draw:text-style-name="P6" draw:layer="layout" svg:width="3.785cm" svg:height="1.039cm" svg:x="24.55cm" svg:y="5.402cm">
          <draw:text-box>
            <text:p><text:span text:style-name="T7">Acteurs secondaire</text:span></text:p>
          </draw:text-box>
        </draw:frame>
        <draw:custom-shape draw:style-name="gr35" draw:text-style-name="P9" xml:id="id13" draw:id="id13" draw:layer="layout" svg:width="3.5cm" svg:height="1.5cm" svg:x="13.95cm" svg:y="4.5cm">
          <text:p text:style-name="P8"><text:span text:style-name="T9">Ajouter un ou des produ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9" xml:id="id19" draw:id="id19" draw:layer="layout" svg:width="3.5cm" svg:height="1.548cm" svg:x="19cm" svg:y="9.5cm">
          <text:p text:style-name="P8"><text:span text:style-name="T9">Supprimer un ou des produ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7.549cm" svg:y1="10.252cm" svg:x2="19cm" svg:y2="10.274cm" draw:start-shape="id12" draw:start-glue-point="10" draw:end-shape="id19" draw:end-glue-point="6" svg:d="M17549 10252l1451 22" svg:viewBox="0 0 1452 23">
          <text:p/>
        </draw:connector>
        <draw:connector draw:style-name="gr38" draw:text-style-name="P10" draw:layer="layout" draw:type="line" svg:x1="9.25cm" svg:y1="10.55cm" svg:x2="9.375cm" svg:y2="8.4cm" draw:start-shape="id9" draw:start-glue-point="4" draw:end-shape="id10" draw:end-glue-point="8" svg:d="M9250 10550l125-2150" svg:viewBox="0 0 126 2151">
          <text:p/>
        </draw:connector>
        <draw:frame draw:style-name="gr39" draw:text-style-name="P18" draw:layer="layout" svg:width="2.123cm" svg:height="0.645cm" svg:x="17.377cm" svg:y="6.605cm">
          <draw:text-box>
            <text:p><text:span text:style-name="T15">«includes»</text:span></text:p>
          </draw:text-box>
        </draw:frame>
        <draw:frame draw:style-name="gr39" draw:text-style-name="P18" draw:layer="layout" svg:width="2.123cm" svg:height="0.645cm" svg:x="17.627cm" svg:y="9.605cm">
          <draw:text-box>
            <text:p><text:span text:style-name="T15">«extends»</text:span></text:p>
          </draw:text-box>
        </draw:frame>
        <draw:connector draw:style-name="gr26" draw:text-style-name="P10" draw:layer="layout" draw:type="line" svg:x1="2.688cm" svg:y1="10.5cm" svg:x2="7.3cm" svg:y2="14.602cm" draw:end-shape="id17" draw:end-glue-point="6" svg:d="M2688 10500l4612 4102" svg:viewBox="0 0 4613 4103">
          <text:p/>
        </draw:connector>
        <draw:connector draw:style-name="gr40" draw:text-style-name="P16" draw:layer="layout" draw:line-skew="0.998cm 0.231cm" svg:x1="17.001cm" svg:y1="9.721cm" svg:x2="17.45cm" svg:y2="5.25cm" draw:start-shape="id12" draw:start-glue-point="11" draw:end-shape="id13" draw:end-glue-point="10" svg:d="M17001 9721v-971h1199v-3500h-750" svg:viewBox="0 0 1200 4472">
          <text:p/>
        </draw:connector>
        <draw:connector draw:style-name="gr41" draw:text-style-name="P16" draw:layer="layout" svg:x1="9.25cm" svg:y1="12.05cm" svg:x2="9.301cm" svg:y2="13.852cm" draw:start-shape="id9" draw:start-glue-point="8" draw:end-shape="id17" draw:end-glue-point="4" svg:d="M9250 12050v902h51v900" svg:viewBox="0 0 52 1803">
          <text:p/>
        </draw:connector>
        <draw:frame draw:style-name="gr32" draw:text-style-name="P18" draw:layer="layout" svg:width="2.373cm" svg:height="0.645cm" svg:x="9.001cm" svg:y="12.601cm">
          <draw:text-box>
            <text:p><text:span text:style-name="T15">« includes »</text:span></text:p>
          </draw:text-box>
        </draw:frame>
      </draw:page>
      <draw:page draw:name="page4" draw:style-name="dp1" draw:master-page-name="Standard">
        <draw:frame draw:style-name="gr19" draw:text-style-name="P19" draw:layer="layout" svg:width="10.823cm" svg:height="0.962cm" svg:x="10.5cm" svg:y="1.234cm">
          <draw:text-box>
            <text:p><text:span text:style-name="T16">SCENARIO d’utilisation </text:span><text:span text:style-name="T17">Expressfood</text:span></text:p>
          </draw:text-box>
        </draw:frame>
        <draw:custom-shape draw:style-name="gr20" draw:text-style-name="P22" draw:layer="layout" svg:width="25.75cm" svg:height="16.25cm" svg:x="2cm" svg:y="3cm">
          <text:p text:style-name="P20"><text:span text:style-name="T16"><text:s/></text:span></text:p>
          <text:p text:style-name="P20"><text:span text:style-name="T18">Système :</text:span><text:span text:style-name="T16"> </text:span><text:span text:style-name="T5">Site de vente en ligne de plats de qualité, à domicile en moins de 20 min.</text:span></text:p>
          <text:p text:style-name="P20"><text:span text:style-name="T16"/></text:p>
          <text:p text:style-name="P21"><text:span text:style-name="T12">Scénario :</text:span><text:span text:style-name="T13"> Ajout d’un plat du jour</text:span></text:p>
          <text:p text:style-name="P21"><text:span text:style-name="T13"/></text:p>
          <text:p text:style-name="P21"><text:span text:style-name="T14">Le chef s’authentifie dans le système puis affiche la liste des plats. Le chef peut créer une liste du jour. Le chef peut sélectionner un plat existant pour l’ajouter à la liste du jour. Le système affiche les listes disponibles et ajoute la sélection. <text:s/>Le chef peut sélectionner un plat existant pour le dupliquer en vue de le modifier. Le système met à jour la fiche du plat. Le chef peut supprimer un plat existant. Le système supprime le plat de la liste. Il peut également créer un nouveau plat de A à Z. Le système lui affiche une fiche vierge avec des champs à remplir.</text:span></text:p>
          <draw:enhanced-geometry svg:viewBox="0 0 21600 21600" draw:type="rectangle" draw:enhanced-path="M 0 0 L 21600 0 21600 21600 0 21600 0 0 Z N"/>
        </draw:custom-shape>
      </draw:page>
      <draw:page draw:name="page5" draw:style-name="dp1" draw:master-page-name="Standard">
        <draw:g xml:id="id20" draw:id="id20">
          <draw:g>
            <draw:custom-shape draw:style-name="gr16" draw:text-style-name="P1" draw:layer="layout" svg:width="0.436cm" svg:height="0.376cm" svg:x="4.075cm" svg:y="9.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4.302cm" svg:y1="9.598cm" svg:x2="4.302cm" svg:y2="10.199cm">
              <text:p/>
            </draw:line>
            <draw:g>
              <draw:line draw:style-name="gr17" draw:text-style-name="P1" draw:layer="layout" svg:x1="3.953cm" svg:y1="10.727cm" svg:x2="4.301cm" svg:y2="10.2cm">
                <text:p/>
              </draw:line>
              <draw:line draw:style-name="gr17" draw:text-style-name="P1" draw:layer="layout" svg:x1="4.65cm" svg:y1="10.727cm" svg:x2="4.302cm" svg:y2="10.2cm">
                <text:p/>
              </draw:line>
            </draw:g>
            <draw:line draw:style-name="gr17" draw:text-style-name="P1" draw:layer="layout" svg:x1="3.901cm" svg:y1="9.899cm" svg:x2="4.685cm" svg:y2="9.899cm">
              <text:p/>
            </draw:line>
          </draw:g>
          <draw:frame draw:style-name="gr18" draw:text-style-name="P3" draw:layer="layout" svg:width="1.387cm" svg:height="0.963cm" svg:x="3.6cm" svg:y="10.816cm">
            <draw:text-box>
              <text:p text:style-name="P2"><text:span text:style-name="T1">chef</text:span></text:p>
              <text:p text:style-name="P2"><text:span text:style-name="T2"/></text:p>
            </draw:text-box>
          </draw:frame>
        </draw:g>
        <draw:custom-shape draw:style-name="gr4" draw:text-style-name="P5" draw:layer="layout" svg:width="16.342cm" svg:height="17.25cm" svg:x="9.279cm" svg:y="1.875cm">
          <text:p text:style-name="P4"><text:span text:style-name="T3">LIMITE SYSTÈME :</text:span><text:span text:style-name="T4"> </text:span><text:span text:style-name="T5">Site de vente en ligne</text:span><text:span text:style-name="T6"> - EXPRESSFOOD</text:span></text:p>
          <draw:enhanced-geometry svg:viewBox="0 0 21600 21600" draw:type="rectangle" draw:enhanced-path="M 0 0 L 21600 0 21600 21600 0 21600 0 0 Z N"/>
        </draw:custom-shape>
        <draw:frame draw:style-name="gr5" draw:text-style-name="P6" draw:layer="layout" svg:width="3.584cm" svg:height="0.645cm" svg:x="1cm" svg:y="1cm">
          <draw:text-box>
            <text:p><text:span text:style-name="T7">ENVIRONNEMENT</text:span></text:p>
          </draw:text-box>
        </draw:frame>
        <draw:frame draw:style-name="gr6" draw:text-style-name="P7" draw:layer="layout" svg:width="4.024cm" svg:height="0.645cm" svg:x="10.073cm" svg:y="3.5cm">
          <draw:text-box>
            <text:p><text:span text:style-name="T8">CAS D’UTILISATIONS</text:span></text:p>
          </draw:text-box>
        </draw:frame>
        <draw:line draw:style-name="gr23" draw:text-style-name="P10" draw:layer="layout" svg:x1="14.95cm" svg:y1="3.75cm" svg:x2="14.95cm" svg:y2="18cm">
          <text:p/>
        </draw:line>
        <draw:custom-shape draw:style-name="gr42" draw:text-style-name="P9" xml:id="id21" draw:id="id21" draw:layer="layout" svg:width="4.001cm" svg:height="1.75cm" svg:x="9.6cm" svg:y="6.924cm">
          <text:p text:style-name="P8"><text:span text:style-name="T9">Afficher la liste des pla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xml:id="id22" draw:id="id22" draw:layer="layout" svg:width="4.001cm" svg:height="1.5cm" svg:x="9.6cm" svg:y="12.25cm">
          <text:p text:style-name="P8"><text:span text:style-name="T9">Créer un pl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4" draw:text-style-name="P10" draw:layer="layout" draw:type="line" svg:x1="4.987cm" svg:y1="10.5cm" svg:x2="9.6cm" svg:y2="7.799cm" draw:start-shape="id20" draw:start-glue-point="1" draw:end-shape="id21" draw:end-glue-point="6" svg:d="M4987 10500l4613-2701" svg:viewBox="0 0 4614 2702">
          <text:p/>
        </draw:connector>
        <draw:connector draw:style-name="gr44" draw:text-style-name="P10" draw:layer="layout" draw:type="line" svg:x1="4.987cm" svg:y1="10.5cm" svg:x2="9.6cm" svg:y2="13cm" draw:start-shape="id20" draw:start-glue-point="1" draw:end-shape="id22" draw:end-glue-point="6" svg:d="M4987 10500l4613 2500" svg:viewBox="0 0 4614 2501">
          <text:p/>
        </draw:connector>
        <draw:frame draw:style-name="gr27" draw:text-style-name="P17" draw:layer="layout" svg:width="2.626cm" svg:height="0.999cm" svg:x="16.574cm" svg:y="3.501cm">
          <draw:text-box>
            <text:p text:style-name="P16"><text:span text:style-name="T8"><text:s/></text:span><text:span text:style-name="T8">nécessaires</text:span></text:p>
          </draw:text-box>
        </draw:frame>
        <draw:frame draw:style-name="gr27" draw:text-style-name="P17" draw:layer="layout" svg:width="2.626cm" svg:height="0.999cm" svg:x="21.674cm" svg:y="3.502cm">
          <draw:text-box>
            <text:p text:style-name="P16"><text:span text:style-name="T8"><text:s/></text:span><text:span text:style-name="T8">optionnels</text:span></text:p>
          </draw:text-box>
        </draw:frame>
        <draw:line draw:style-name="gr23" draw:text-style-name="P10" draw:layer="layout" svg:x1="20.55cm" svg:y1="3.75cm" svg:x2="20.55cm" svg:y2="18cm">
          <text:p/>
        </draw:line>
        <draw:custom-shape draw:style-name="gr28" draw:text-style-name="P9" xml:id="id24" draw:id="id24" draw:layer="layout" svg:width="3.748cm" svg:height="1.5cm" svg:x="16.102cm" svg:y="5.502cm">
          <text:p text:style-name="P8"><text:span text:style-name="T9">Sélectionner un ou des pla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6.649cm" svg:y1="12.219cm" svg:x2="13.015cm" svg:y2="8.418cm" draw:start-shape="id23" draw:start-glue-point="5" draw:end-shape="id21" draw:end-glue-point="9" svg:d="M16649 12219l-3634-3801" svg:viewBox="0 0 3635 3802">
          <text:p/>
        </draw:connector>
        <draw:connector draw:style-name="gr38" draw:text-style-name="P10" draw:layer="layout" draw:type="line" svg:x1="13.601cm" svg:y1="13cm" svg:x2="16.649cm" svg:y2="13.281cm" draw:start-shape="id22" draw:start-glue-point="10" draw:end-shape="id23" draw:end-glue-point="7" svg:d="M13601 13000l3048 281" svg:viewBox="0 0 3049 282">
          <text:p/>
        </draw:connector>
        <draw:connector draw:style-name="gr30" draw:text-style-name="P10" draw:layer="layout" draw:type="line" svg:x1="16.102cm" svg:y1="6.252cm" svg:x2="13.601cm" svg:y2="7.799cm" draw:start-shape="id24" draw:start-glue-point="6" draw:end-shape="id21" draw:end-glue-point="10" svg:d="M16102 6252l-2501 1547" svg:viewBox="0 0 2502 1548">
          <text:p/>
        </draw:connector>
        <draw:frame draw:style-name="gr32" draw:text-style-name="P18" draw:layer="layout" svg:width="2.373cm" svg:height="0.645cm" svg:x="14.5cm" svg:y="11.75cm">
          <draw:text-box>
            <text:p><text:span text:style-name="T15">« includes »</text:span></text:p>
          </draw:text-box>
        </draw:frame>
        <draw:frame draw:style-name="gr32" draw:text-style-name="P18" draw:layer="layout" svg:width="2.373cm" svg:height="0.645cm" svg:x="14.627cm" svg:y="6.355cm">
          <draw:text-box>
            <text:p><text:span text:style-name="T15">« includes »</text:span></text:p>
          </draw:text-box>
        </draw:frame>
        <draw:frame draw:style-name="gr39" draw:text-style-name="P23" draw:layer="layout" svg:width="2.123cm" svg:height="0.645cm" svg:x="20.127cm" svg:y="11.255cm">
          <draw:text-box>
            <text:p><text:span text:style-name="T19">«extends»</text:span></text:p>
          </draw:text-box>
        </draw:frame>
        <draw:frame draw:style-name="gr9" draw:text-style-name="P6" draw:layer="layout" svg:width="2.919cm" svg:height="0.645cm" svg:x="3.6cm" svg:y="5.401cm">
          <draw:text-box>
            <text:p><text:span text:style-name="T7">Acteur principal</text:span></text:p>
          </draw:text-box>
        </draw:frame>
        <draw:custom-shape draw:style-name="gr45" draw:text-style-name="P9" xml:id="id27" draw:id="id27" draw:layer="layout" svg:width="3.5cm" svg:height="1.5cm" svg:x="21.475cm" svg:y="6.7cm">
          <text:p text:style-name="P8"><text:span text:style-name="T9">Supprimer <text:s/>un pl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9" xml:id="id26" draw:id="id26" draw:layer="layout" svg:width="3.5cm" svg:height="1.5cm" svg:x="21.475cm" svg:y="12.3cm">
          <text:p text:style-name="P8"><text:span text:style-name="T9">Modifier un pl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9.102cm" svg:y1="6.647cm" svg:x2="21.475cm" svg:y2="9.251cm" draw:end-shape="id25" draw:end-glue-point="6" svg:d="M19102 6647l2373 2604" svg:viewBox="0 0 2374 2605">
          <text:p/>
        </draw:connector>
        <draw:connector draw:style-name="gr37" draw:text-style-name="P10" draw:layer="layout" draw:type="line" svg:x1="17.976cm" svg:y1="7.002cm" svg:x2="21.475cm" svg:y2="13.05cm" draw:start-shape="id24" draw:start-glue-point="8" draw:end-shape="id26" draw:end-glue-point="6" svg:d="M17976 7002l3499 6048" svg:viewBox="0 0 3500 6049">
          <text:p/>
        </draw:connector>
        <draw:connector draw:style-name="gr37" draw:text-style-name="P10" draw:layer="layout" draw:type="line" svg:x1="19.511cm" svg:y1="6.453cm" svg:x2="21.475cm" svg:y2="7.45cm" draw:end-shape="id27" draw:end-glue-point="6" svg:d="M19511 6453l1964 997" svg:viewBox="0 0 1965 998">
          <text:p/>
        </draw:connector>
        <draw:frame draw:style-name="gr39" draw:text-style-name="P18" draw:layer="layout" svg:width="2.123cm" svg:height="0.645cm" svg:x="20.127cm" svg:y="5.9cm">
          <draw:text-box>
            <text:p><text:span text:style-name="T15">«extends»</text:span></text:p>
          </draw:text-box>
        </draw:frame>
        <draw:frame draw:style-name="gr39" draw:text-style-name="P18" draw:layer="layout" svg:width="2.123cm" svg:height="0.645cm" svg:x="20.25cm" svg:y="7.755cm">
          <draw:text-box>
            <text:p><text:span text:style-name="T15">«extends»</text:span></text:p>
          </draw:text-box>
        </draw:frame>
        <draw:frame draw:style-name="gr39" draw:text-style-name="P18" draw:layer="layout" svg:width="2.123cm" svg:height="0.645cm" svg:x="20.25cm" svg:y="9.505cm">
          <draw:text-box>
            <text:p><text:span text:style-name="T15">«extends»</text:span></text:p>
          </draw:text-box>
        </draw:frame>
        <draw:frame draw:style-name="gr33" draw:text-style-name="P18" draw:layer="layout" svg:width="2.373cm" svg:height="0.75cm" svg:x="14.75cm" svg:y="10.75cm">
          <draw:text-box>
            <text:p><text:span text:style-name="T15">« includes »</text:span></text:p>
          </draw:text-box>
        </draw:frame>
        <draw:custom-shape draw:style-name="gr45" draw:text-style-name="P9" xml:id="id25" draw:id="id25" draw:layer="layout" svg:width="3.5cm" svg:height="1.5cm" svg:x="21.475cm" svg:y="8.501cm">
          <text:p text:style-name="P8"><text:span text:style-name="T9">Consulter la fiche <text:s/>d’un pl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9" xml:id="id28" draw:id="id28" draw:layer="layout" svg:width="3.5cm" svg:height="1.5cm" svg:x="21.475cm" svg:y="10.302cm">
          <text:p text:style-name="P8"><text:span text:style-name="T9">Dupliquer un pl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8.629cm" svg:y1="6.733cm" svg:x2="21.475cm" svg:y2="11.052cm" draw:end-shape="id28" draw:end-glue-point="6" svg:d="M18629 6733l2846 4319" svg:viewBox="0 0 2847 4320">
          <text:p/>
        </draw:connector>
        <draw:custom-shape draw:style-name="gr35" draw:text-style-name="P9" xml:id="id29" draw:id="id29" draw:layer="layout" svg:width="3.5cm" svg:height="1.5cm" svg:x="15.25cm" svg:y="8.5cm">
          <text:p text:style-name="P8"><text:span text:style-name="T9">Ajouter un ou des plats <text:s/>à <text:s/>une lis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7.976cm" svg:y1="7.002cm" svg:x2="17cm" svg:y2="8.5cm" draw:start-shape="id24" draw:end-shape="id29" draw:end-glue-point="4" svg:d="M17976 7002l-976 1498" svg:viewBox="0 0 977 1499">
          <text:p/>
        </draw:connector>
        <draw:frame draw:style-name="gr39" draw:text-style-name="P18" draw:layer="layout" svg:width="2.123cm" svg:height="0.645cm" svg:x="16.25cm" svg:y="7.855cm">
          <draw:text-box>
            <text:p><text:span text:style-name="T15">«includes»</text:span></text:p>
          </draw:text-box>
        </draw:frame>
        <draw:custom-shape draw:style-name="gr42" draw:text-style-name="P9" xml:id="id30" draw:id="id30" draw:layer="layout" svg:width="4.001cm" svg:height="1.75cm" svg:x="9.6cm" svg:y="9.625cm">
          <text:p text:style-name="P8"><text:span text:style-name="T9">créer une liste du jou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4" draw:text-style-name="P10" draw:layer="layout" draw:type="line" svg:x1="4.988cm" svg:y1="10.501cm" svg:x2="9.6cm" svg:y2="10.5cm" draw:end-shape="id30" draw:end-glue-point="6" svg:d="M4988 10501l4612-1" svg:viewBox="0 0 4613 2">
          <text:p/>
        </draw:connector>
        <draw:connector draw:style-name="gr37" draw:text-style-name="P10" draw:layer="layout" draw:type="line" svg:x1="16.1cm" svg:y1="12.75cm" svg:x2="13.601cm" svg:y2="10.5cm" draw:start-shape="id23" draw:start-glue-point="6" draw:end-shape="id30" draw:end-glue-point="10" svg:d="M16100 12750l-2499-2250" svg:viewBox="0 0 2500 2251">
          <text:p/>
        </draw:connector>
        <draw:custom-shape draw:style-name="gr35" draw:text-style-name="P9" xml:id="id31" draw:id="id31" draw:layer="layout" svg:width="3.5cm" svg:height="1.5cm" svg:x="16.35cm" svg:y="16.5cm">
          <text:p text:style-name="P8"><text:span text:style-name="T9">Enregistrer <text:s/>un pl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8" draw:layer="layout" svg:width="2.373cm" svg:height="0.645cm" svg:x="14.75cm" svg:y="13.25cm">
          <draw:text-box>
            <text:p><text:span text:style-name="T15">« includes »</text:span></text:p>
          </draw:text-box>
        </draw:frame>
        <draw:custom-shape draw:style-name="gr46" draw:text-style-name="P9" xml:id="id23" draw:id="id23" draw:layer="layout" svg:width="3.75cm" svg:height="1.5cm" svg:x="16.1cm" svg:y="12cm">
          <text:p text:style-name="P8"><text:span text:style-name="T9">S’authent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0" draw:layer="layout" draw:type="line" svg:x1="13.015cm" svg:y1="9.881cm" svg:x2="16.65cm" svg:y2="6.783cm" draw:start-shape="id30" draw:start-glue-point="11" draw:end-shape="id24" draw:end-glue-point="7" svg:d="M13015 9881l3635-3098" svg:viewBox="0 0 3636 3099">
          <text:p/>
        </draw:connector>
        <draw:frame draw:style-name="gr47" draw:text-style-name="P18" draw:layer="layout" svg:width="2.373cm" svg:height="0.526cm" svg:x="14.75cm" svg:y="7.474cm">
          <draw:text-box>
            <text:p><text:span text:style-name="T15">« includes »</text:span></text:p>
          </draw:text-box>
        </draw:frame>
        <draw:connector draw:style-name="gr48" draw:text-style-name="P16" draw:layer="layout" svg:x1="11.601cm" svg:y1="13.75cm" svg:x2="18.1cm" svg:y2="16.5cm" draw:start-shape="id22" draw:start-glue-point="8" draw:end-shape="id31" draw:end-glue-point="4" svg:d="M11601 13750v1380h6499v1370" svg:viewBox="0 0 6500 2751">
          <text:p/>
        </draw:connector>
        <draw:connector draw:style-name="gr48" draw:text-style-name="P16" draw:layer="layout" svg:x1="23.225cm" svg:y1="13.8cm" svg:x2="18.1cm" svg:y2="16.5cm" draw:start-shape="id26" draw:start-glue-point="8" draw:end-shape="id31" draw:end-glue-point="4" svg:d="M23225 13800v1351h-5125v1349" svg:viewBox="0 0 5126 2701">
          <text:p/>
        </draw:connector>
      </draw:page>
      <draw:page draw:name="page6" draw:style-name="dp1" draw:master-page-name="Standard">
        <draw:frame draw:style-name="gr19" draw:text-style-name="P19" draw:layer="layout" svg:width="10.823cm" svg:height="0.962cm" svg:x="10.5cm" svg:y="1.234cm">
          <draw:text-box>
            <text:p><text:span text:style-name="T16">SCENARIO d’utilisation </text:span><text:span text:style-name="T17">Expressfood</text:span></text:p>
          </draw:text-box>
        </draw:frame>
        <draw:custom-shape draw:style-name="gr20" draw:text-style-name="P22" draw:layer="layout" svg:width="25.75cm" svg:height="16.25cm" svg:x="2cm" svg:y="3cm">
          <text:p text:style-name="P20"><text:span text:style-name="T16"><text:s/></text:span></text:p>
          <text:p text:style-name="P20"><text:span text:style-name="T18">Système :</text:span><text:span text:style-name="T16"> </text:span><text:span text:style-name="T5">Site de vente en ligne de plats de qualité, à domicile en moins de 20 min.</text:span></text:p>
          <text:p text:style-name="P20"><text:span text:style-name="T16"/></text:p>
          <text:p text:style-name="P21"><text:span text:style-name="T12">Scénario :</text:span><text:span text:style-name="T13"> Livraison d’une commande</text:span></text:p>
          <text:p text:style-name="P21"><text:span text:style-name="T13"/></text:p>
          <text:p text:style-name="P21"><text:span text:style-name="T14">Le livreur s’authentifie dans le système puis modifie son statut (disponible). Le système le géolocalise puis lui transmet la liste des commandes qui sont situées dans son secteur. Le livreur accepte une commande. Le système affecte la commande au livreur et modifie l’état de la commande (en cours). Le livreur modifie son statut (en livraison) puis livre la commande. Le système envoi une demande de confirmation au client pour valider la réception. La commande est validée par le client, le système modifie le statut de la commande (livrée) puis met a jour la liste des commandes. </text:span></text:p>
          <draw:enhanced-geometry svg:viewBox="0 0 21600 21600" draw:type="rectangle" draw:enhanced-path="M 0 0 L 21600 0 21600 21600 0 21600 0 0 Z N"/>
        </draw:custom-shape>
      </draw:page>
      <draw:page draw:name="page7" draw:style-name="dp1" draw:master-page-name="Standard">
        <draw:g xml:id="id32" draw:id="id32">
          <draw:g>
            <draw:custom-shape draw:style-name="gr1" draw:text-style-name="P1" draw:layer="layout" svg:width="0.436cm" svg:height="0.376cm" svg:x="1.675cm" svg:y="9.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902cm" svg:y1="9.598cm" svg:x2="1.902cm" svg:y2="10.199cm">
              <text:p/>
            </draw:line>
            <draw:g>
              <draw:line draw:style-name="gr2" draw:text-style-name="P1" draw:layer="layout" svg:x1="1.553cm" svg:y1="10.727cm" svg:x2="1.901cm" svg:y2="10.2cm">
                <text:p/>
              </draw:line>
              <draw:line draw:style-name="gr2" draw:text-style-name="P1" draw:layer="layout" svg:x1="2.25cm" svg:y1="10.727cm" svg:x2="1.902cm" svg:y2="10.2cm">
                <text:p/>
              </draw:line>
            </draw:g>
            <draw:line draw:style-name="gr2" draw:text-style-name="P1" draw:layer="layout" svg:x1="1.501cm" svg:y1="9.899cm" svg:x2="2.285cm" svg:y2="9.899cm">
              <text:p/>
            </draw:line>
          </draw:g>
          <draw:frame draw:style-name="gr3" draw:text-style-name="P3" draw:layer="layout" svg:width="1.476cm" svg:height="0.963cm" svg:x="1.2cm" svg:y="10.816cm">
            <draw:text-box>
              <text:p text:style-name="P2"><text:span text:style-name="T1">livreur</text:span></text:p>
              <text:p text:style-name="P2"><text:span text:style-name="T2"/></text:p>
            </draw:text-box>
          </draw:frame>
        </draw:g>
        <draw:custom-shape draw:style-name="gr4" draw:text-style-name="P5" draw:layer="layout" svg:width="16.342cm" svg:height="17.25cm" svg:x="6.879cm" svg:y="1.875cm">
          <text:p text:style-name="P4"><text:span text:style-name="T3">LIMITE SYSTÈME :</text:span><text:span text:style-name="T4"> </text:span><text:span text:style-name="T5">Site de vente en ligne</text:span><text:span text:style-name="T6"> - EXPRESSFOOD</text:span></text:p>
          <draw:enhanced-geometry svg:viewBox="0 0 21600 21600" draw:type="rectangle" draw:enhanced-path="M 0 0 L 21600 0 21600 21600 0 21600 0 0 Z N"/>
        </draw:custom-shape>
        <draw:frame draw:style-name="gr5" draw:text-style-name="P6" draw:layer="layout" svg:width="3.584cm" svg:height="0.645cm" svg:x="1cm" svg:y="1cm">
          <draw:text-box>
            <text:p><text:span text:style-name="T7">ENVIRONNEMENT</text:span></text:p>
          </draw:text-box>
        </draw:frame>
        <draw:frame draw:style-name="gr6" draw:text-style-name="P7" draw:layer="layout" svg:width="4.024cm" svg:height="0.645cm" svg:x="7.673cm" svg:y="3.5cm">
          <draw:text-box>
            <text:p><text:span text:style-name="T8">CAS D’UTILISATIONS</text:span></text:p>
          </draw:text-box>
        </draw:frame>
        <draw:line draw:style-name="gr23" draw:text-style-name="P10" draw:layer="layout" svg:x1="12.55cm" svg:y1="3.75cm" svg:x2="12.55cm" svg:y2="18cm">
          <text:p/>
        </draw:line>
        <draw:custom-shape draw:style-name="gr49" draw:text-style-name="P9" xml:id="id33" draw:id="id33" draw:layer="layout" svg:width="4.001cm" svg:height="1.75cm" svg:x="7.2cm" svg:y="6.924cm">
          <text:p text:style-name="P8"><text:span text:style-name="T9">Afficher les commandes du périmètre de livrai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34" draw:id="id34" draw:layer="layout" svg:width="4.001cm" svg:height="1.5cm" svg:x="7.2cm" svg:y="12.25cm">
          <text:p text:style-name="P8"><text:span text:style-name="T9">Sélectionner une comman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0" draw:layer="layout" draw:type="line" svg:x1="2.676cm" svg:y1="10.5cm" svg:x2="7.2cm" svg:y2="7.799cm" draw:start-shape="id32" draw:start-glue-point="1" draw:end-shape="id33" draw:end-glue-point="6" svg:d="M2676 10500l4524-2701" svg:viewBox="0 0 4525 2702">
          <text:p/>
        </draw:connector>
        <draw:connector draw:style-name="gr8" draw:text-style-name="P10" draw:layer="layout" draw:type="line" svg:x1="2.676cm" svg:y1="10.5cm" svg:x2="7.2cm" svg:y2="13cm" draw:start-shape="id32" draw:start-glue-point="1" draw:end-shape="id34" draw:end-glue-point="6" svg:d="M2676 10500l4524 2500" svg:viewBox="0 0 4525 2501">
          <text:p/>
        </draw:connector>
        <draw:frame draw:style-name="gr27" draw:text-style-name="P17" draw:layer="layout" svg:width="2.626cm" svg:height="0.999cm" svg:x="14.174cm" svg:y="3.501cm">
          <draw:text-box>
            <text:p text:style-name="P16"><text:span text:style-name="T8"><text:s/></text:span><text:span text:style-name="T8">nécessaires</text:span></text:p>
          </draw:text-box>
        </draw:frame>
        <draw:frame draw:style-name="gr27" draw:text-style-name="P17" draw:layer="layout" svg:width="2.626cm" svg:height="0.999cm" svg:x="19.274cm" svg:y="3.502cm">
          <draw:text-box>
            <text:p text:style-name="P16"><text:span text:style-name="T8"><text:s/></text:span><text:span text:style-name="T8">optionnels</text:span></text:p>
          </draw:text-box>
        </draw:frame>
        <draw:line draw:style-name="gr23" draw:text-style-name="P10" draw:layer="layout" svg:x1="18.15cm" svg:y1="3.75cm" svg:x2="18.15cm" svg:y2="18cm">
          <text:p/>
        </draw:line>
        <draw:custom-shape draw:style-name="gr28" draw:text-style-name="P9" xml:id="id35" draw:id="id35" draw:layer="layout" svg:width="3.748cm" svg:height="1.5cm" svg:x="13.95cm" svg:y="9cm">
          <text:p text:style-name="P8"><text:span text:style-name="T9">S’authent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4.498cm" svg:y1="9.219cm" svg:x2="11.201cm" svg:y2="7.799cm" draw:start-shape="id35" draw:start-glue-point="5" draw:end-shape="id33" draw:end-glue-point="10" svg:d="M14498 9219l-3297-1420" svg:viewBox="0 0 3298 1421">
          <text:p/>
        </draw:connector>
        <draw:connector draw:style-name="gr38" draw:text-style-name="P10" draw:layer="layout" draw:type="line" svg:x1="11.201cm" svg:y1="13cm" svg:x2="14.498cm" svg:y2="10.281cm" draw:start-shape="id34" draw:start-glue-point="10" draw:end-shape="id35" draw:end-glue-point="7" svg:d="M11201 13000l3297-2719" svg:viewBox="0 0 3298 2720">
          <text:p/>
        </draw:connector>
        <draw:frame draw:style-name="gr32" draw:text-style-name="P18" draw:layer="layout" svg:width="2.373cm" svg:height="0.645cm" svg:x="11.127cm" svg:y="12cm">
          <draw:text-box>
            <text:p><text:span text:style-name="T15">« includes »</text:span></text:p>
          </draw:text-box>
        </draw:frame>
        <draw:frame draw:style-name="gr9" draw:text-style-name="P6" draw:layer="layout" svg:width="2.919cm" svg:height="0.645cm" svg:x="1.2cm" svg:y="4.201cm">
          <draw:text-box>
            <text:p><text:span text:style-name="T7">Acteur principal</text:span></text:p>
          </draw:text-box>
        </draw:frame>
        <draw:custom-shape draw:style-name="gr45" draw:text-style-name="P9" xml:id="id38" draw:id="id38" draw:layer="layout" svg:width="3.5cm" svg:height="1.5cm" svg:x="19.075cm" svg:y="10.9cm">
          <text:p text:style-name="P8"><text:span text:style-name="T9">Passer à : disponi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0.615cm" svg:y1="11.119cm" svg:x2="19.075cm" svg:y2="14.051cm" draw:start-shape="id36" draw:start-glue-point="9" draw:end-shape="id37" draw:end-glue-point="6" svg:d="M10615 11119l8460 2932" svg:viewBox="0 0 8461 2933">
          <text:p/>
        </draw:connector>
        <draw:connector draw:style-name="gr37" draw:text-style-name="P10" draw:layer="layout" draw:type="line" svg:x1="10.615cm" svg:y1="11.119cm" svg:x2="19.075cm" svg:y2="11.65cm" draw:start-shape="id36" draw:start-glue-point="9" draw:end-shape="id38" draw:end-glue-point="6" svg:d="M10615 11119l8460 531" svg:viewBox="0 0 8461 532">
          <text:p/>
        </draw:connector>
        <draw:frame draw:style-name="gr39" draw:text-style-name="P18" draw:layer="layout" svg:width="2.123cm" svg:height="0.645cm" svg:x="17.877cm" svg:y="13.25cm">
          <draw:text-box>
            <text:p><text:span text:style-name="T15">«extends»</text:span></text:p>
          </draw:text-box>
        </draw:frame>
        <draw:frame draw:style-name="gr33" draw:text-style-name="P18" draw:layer="layout" svg:width="2.373cm" svg:height="0.75cm" svg:x="11.75cm" svg:y="8.25cm">
          <draw:text-box>
            <text:p><text:span text:style-name="T15">« includes »</text:span></text:p>
          </draw:text-box>
        </draw:frame>
        <draw:custom-shape draw:style-name="gr45" draw:text-style-name="P9" xml:id="id37" draw:id="id37" draw:layer="layout" svg:width="3.5cm" svg:height="1.5cm" svg:x="19.075cm" svg:y="13.301cm">
          <text:p text:style-name="P8"><text:span text:style-name="T9">Passer à : indisponi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9" xml:id="id36" draw:id="id36" draw:layer="layout" svg:width="4.001cm" svg:height="1.75cm" svg:x="7.2cm" svg:y="9.625cm">
          <text:p text:style-name="P8"><text:span text:style-name="T9">Définir son ét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0" draw:layer="layout" draw:type="line" svg:x1="2.588cm" svg:y1="10.501cm" svg:x2="7.2cm" svg:y2="10.5cm" draw:end-shape="id36" draw:end-glue-point="6" svg:d="M2588 10501l4612-1" svg:viewBox="0 0 4613 2">
          <text:p/>
        </draw:connector>
        <draw:connector draw:style-name="gr37" draw:text-style-name="P10" draw:layer="layout" draw:type="line" svg:x1="13.95cm" svg:y1="9.75cm" svg:x2="11.201cm" svg:y2="10.5cm" draw:start-shape="id35" draw:start-glue-point="6" draw:end-shape="id36" draw:end-glue-point="10" svg:d="M13950 9750l-2749 750" svg:viewBox="0 0 2750 751">
          <text:p/>
        </draw:connector>
        <draw:custom-shape draw:style-name="gr35" draw:text-style-name="P9" xml:id="id39" draw:id="id39" draw:layer="layout" svg:width="3.5cm" svg:height="1.5cm" svg:x="13.95cm" svg:y="13.75cm">
          <text:p text:style-name="P8"><text:span text:style-name="T9">Effectuer la livrai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0" draw:layer="layout" draw:type="line" svg:x1="11.201cm" svg:y1="13cm" svg:x2="13.95cm" svg:y2="14.5cm" draw:start-shape="id34" draw:start-glue-point="10" draw:end-shape="id39" draw:end-glue-point="6" svg:d="M11201 13000l2749 1500" svg:viewBox="0 0 2750 1501">
          <text:p/>
        </draw:connector>
        <draw:frame draw:style-name="gr32" draw:text-style-name="P18" draw:layer="layout" svg:width="2.373cm" svg:height="0.645cm" svg:x="11.627cm" svg:y="13.5cm">
          <draw:text-box>
            <text:p><text:span text:style-name="T15">« includes »</text:span></text:p>
          </draw:text-box>
        </draw:frame>
        <draw:frame draw:style-name="gr32" draw:text-style-name="P18" draw:layer="layout" svg:width="2.373cm" svg:height="0.645cm" svg:x="11.877cm" svg:y="15.355cm">
          <draw:text-box>
            <text:p><text:span text:style-name="T15">« includes »</text:span></text:p>
          </draw:text-box>
        </draw:frame>
        <draw:custom-shape draw:style-name="gr7" draw:text-style-name="P9" xml:id="id40" draw:id="id40" draw:layer="layout" svg:width="4.001cm" svg:height="1.5cm" svg:x="7.2cm" svg:y="15.551cm">
          <text:p text:style-name="P8"><text:span text:style-name="T9">Faire valider la livrai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0" draw:layer="layout" draw:type="line" svg:x1="2.676cm" svg:y1="10.5cm" svg:x2="7.2cm" svg:y2="16.301cm" draw:end-shape="id40" draw:end-glue-point="6" svg:d="M2676 10500l4524 5801" svg:viewBox="0 0 4525 5802">
          <text:p/>
        </draw:connector>
        <draw:custom-shape draw:style-name="gr50" draw:text-style-name="P9" xml:id="id41" draw:id="id41" draw:layer="layout" svg:width="3.749cm" svg:height="1.5cm" svg:x="13.7cm" svg:y="5.5cm">
          <text:p text:style-name="P8"><text:span text:style-name="T9">Se Géolocali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0" draw:layer="layout" draw:type="line" svg:x1="11.201cm" svg:y1="7.799cm" svg:x2="13.7cm" svg:y2="6.25cm" draw:start-shape="id33" draw:start-glue-point="10" draw:end-shape="id41" draw:end-glue-point="6" svg:d="M11201 7799l2499-1549" svg:viewBox="0 0 2500 1550">
          <text:p/>
        </draw:connector>
        <draw:frame draw:style-name="gr33" draw:text-style-name="P18" draw:layer="layout" svg:width="2.373cm" svg:height="0.75cm" svg:x="11.377cm" svg:y="6.75cm">
          <draw:text-box>
            <text:p><text:span text:style-name="T15">« includes »</text:span></text:p>
          </draw:text-box>
        </draw:frame>
        <draw:frame draw:style-name="gr33" draw:text-style-name="P18" draw:layer="layout" svg:width="2.373cm" svg:height="0.75cm" svg:x="11.127cm" svg:y="9.75cm">
          <draw:text-box>
            <text:p><text:span text:style-name="T15">« includes »</text:span></text:p>
          </draw:text-box>
        </draw:frame>
        <draw:connector draw:style-name="gr38" draw:text-style-name="P10" draw:layer="layout" draw:type="line" svg:x1="11.201cm" svg:y1="16.301cm" svg:x2="14.462cm" svg:y2="15.031cm" draw:start-shape="id40" draw:start-glue-point="10" draw:end-shape="id39" draw:end-glue-point="7" svg:d="M11201 16301l3261-1270" svg:viewBox="0 0 3262 1271">
          <text:p/>
        </draw:connector>
        <draw:custom-shape draw:style-name="gr21" draw:text-style-name="P9" xml:id="id42" draw:id="id42" draw:layer="layout" svg:width="3.25cm" svg:height="1.5cm" svg:x="24.7cm" svg:y="5.55cm">
          <text:p text:style-name="P8"><text:span text:style-name="T9">« system »</text:span></text:p>
          <text:p text:style-name="P8"><text:span text:style-name="T9">Service de géolocalisation</text:span></text:p>
          <draw:enhanced-geometry svg:viewBox="0 0 21600 21600" draw:type="rectangle" draw:enhanced-path="M 0 0 L 21600 0 21600 21600 0 21600 0 0 Z N"/>
        </draw:custom-shape>
        <draw:connector draw:style-name="gr31" draw:text-style-name="P10" draw:layer="layout" draw:type="line" svg:x1="17.449cm" svg:y1="6.25cm" svg:x2="24.7cm" svg:y2="6.3cm" draw:start-shape="id41" draw:start-glue-point="10" draw:end-shape="id42" draw:end-glue-point="3" svg:d="M17449 6250l7251 50" svg:viewBox="0 0 7252 51">
          <text:p/>
        </draw:connector>
        <draw:frame draw:style-name="gr11" draw:text-style-name="P6" draw:layer="layout" svg:width="3.785cm" svg:height="0.645cm" svg:x="24.45cm" svg:y="4.203cm">
          <draw:text-box>
            <text:p><text:span text:style-name="T7">Acteurs secondaire</text:span></text:p>
          </draw:text-box>
        </draw:frame>
        <draw:custom-shape draw:style-name="gr22" draw:text-style-name="P9" xml:id="id43" draw:id="id43" draw:layer="layout" svg:width="3.25cm" svg:height="1.9cm" svg:x="24.701cm" svg:y="16.05cm">
          <text:p text:style-name="P8"><text:span text:style-name="T9">« system »</text:span></text:p>
          <text:p text:style-name="P8"><text:span text:style-name="T9">Service validation commande</text:span></text:p>
          <draw:enhanced-geometry svg:viewBox="0 0 21600 21600" draw:type="rectangle" draw:enhanced-path="M 0 0 L 21600 0 21600 21600 0 21600 0 0 Z N"/>
        </draw:custom-shape>
        <draw:connector draw:style-name="gr31" draw:text-style-name="P10" draw:layer="layout" draw:type="line" svg:x1="24.701cm" svg:y1="17cm" svg:x2="10.615cm" svg:y2="16.832cm" draw:start-shape="id43" draw:start-glue-point="3" draw:end-shape="id40" draw:end-glue-point="9" svg:d="M24701 17000l-14086-168" svg:viewBox="0 0 14087 169">
          <text:p/>
        </draw:connector>
        <draw:frame draw:style-name="gr39" draw:text-style-name="P18" draw:layer="layout" svg:width="2.123cm" svg:height="0.645cm" svg:x="17.877cm" svg:y="11cm">
          <draw:text-box>
            <text:p><text:span text:style-name="T15">«extend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4" draw:display-name="Extrémités de flèche 4" svg:viewBox="0 0 3000 3000" svg:d="M1500 0l1500 3000h-3000zM1500 447l-1176 2353h2353z"/>
    <draw:stroke-dash draw:name="Double_20_Dash" draw:display-name="Double Dash" draw:style="rect" draw:dots1="1" draw:dots1-length="800%" draw:distance="300%"/>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01T09:51:34.748000000</meta:creation-date>
    <dc:date>2021-10-07T18:49:17.460000000</dc:date>
    <meta:editing-duration>PT5H47M55S</meta:editing-duration>
    <meta:editing-cycles>21</meta:editing-cycles>
    <meta:generator>LibreOffice/7.2.1.2$Windows_X86_64 LibreOffice_project/87b77fad49947c1441b67c559c339af8f3517e22</meta:generator>
    <meta:document-statistic meta:object-count="200"/>
  </office:meta>
</office:document-meta>
</file>